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this book</text:h>
      <text:p text:style-name="Text_20_body"><draw:frame draw:style-name="fr1" draw:name="graphics47" text:anchor-type="paragraph" svg:width="16.933cm" svg:height="0.132cm" draw:z-index="0"><draw:image xlink:href="../../../../../../usr/lib/openoffice/basis3.2/share/gallery/rulers/blurulr6.gif" xlink:type="simple" xlink:show="embed" xlink:actuate="onLoad"/></draw:frame></text:p>
      <text:p text:style-name="Text_20_body">This book, if time and space willing will be released in three flavors. One is a zero cost PDF version which will be supported by ads (if I can get it), this zero cost book will be available at <text:a xlink:type="simple" xlink:href="http://mindaslab.in/ilr">http://mindaslab.in/ilr</text:a> . Another will be <text:s/>paid PDF book that will be available in <text:a xlink:type="simple" xlink:href="http://lulu.com/">http://lulu.com</text:a>, this paid book won't have any advertisements, but you must shell out to buy it. The third will be a printed one that will be available at <text:a xlink:type="simple" xlink:href="http://lulu.com/">http://lulu.com</text:a> which wont contain ads, and of-course you must shell out for ad free content.</text:p>
      <text:h text:style-name="Heading_20_2" text:outline-level="2">Getting example programs</text:h>
      <text:p text:style-name="Text_20_body">All examples in this book are available at <text:a xlink:type="simple" xlink:href="http://mindaslab.in/ilr">http://mindaslab.in/ilr</text:a> . Currently they can be downloaded by using the following link <text:a xlink:type="simple" xlink:href="http://mindaslab.in/ilr/rb.zip">http://mindaslab.in/ilr/rb.zip</text:a> </text:p>
      <text:h text:style-name="Heading_20_2" text:outline-level="2">Contribute</text:h>
      <text:p text:style-name="Text_20_body">Writing a book is not easy. It requires lot of work and patience. It requires lot of help from others. Till now I have got no help for this book, but if some one think that they can contribute to this book I welcome them. You can contribute to this book in the following ways</text:p>
      <text:list xml:id="list248422658" text:style-name="L1">
        <text:list-item>
          <text:p text:style-name="P2">Spread the word</text:p>
          <text:p text:style-name="P2">Most people don't know that such a free<text:note text:id="ftn1" text:note-class="footnote"><text:note-citation>1</text:note-citation><text:note-body><text:p text:style-name="Footnote">Free here means free as in free speech not like free beer</text:p></text:note-body></text:note> book for Ruby exists. You can recommend to your friends, share this book, make copies and print out without informing me or paying royalty. This will spread word about this book and increase its popularity</text:p>
        </text:list-item>
        <text:list-item>
          <text:p text:style-name="P2">Spot mistakes</text:p>
          <text:p text:style-name="P2">There will be many mistakes. The scope of it will range from tiny ones to huge blunder. It will be nice if you can spot them and give suggestions. You can mail to me at <text:a xlink:type="simple" xlink:href="mailto:ak@mindaslab.in">ak@mindaslab.in</text:a> or post it in our Google groups <text:a xlink:type="simple" xlink:href="http://groups.google.com/group/i-love-ruby">http://groups.google.com/group/i-love-ruby</text:a> </text:p>
        </text:list-item>
        <text:list-item>
          <text:p text:style-name="P2">Write stuff</text:p>
          <text:p text:style-name="P2">You can become a co-author of this book by writing code, text and explanation. You can email me what you have written. All your work will be accepted only if its under <text:a xlink:type="simple" xlink:href="http://www.gnu.org/copyleft/fdl.html">GFDL</text:a> .</text:p>
        </text:list-item>
        <text:list-item>
          <text:p text:style-name="P2">Buy this book</text:p>
          <text:p text:style-name="P2">You can buy this book from <text:a xlink:type="simple" xlink:href="http://lulu.com/">http://lulu.com</text:a> as PDF or as print,this will bring important revenue to keep this project going.</text:p>
        </text:list-item>
        <text:list-item>
          <text:p text:style-name="P2">Get advertisements</text:p>
          <text:p text:style-name="P2">If you know some one or some business which is related to Ruby, Computers or Technology you can tell them to advertise in zero cost version of this book. A full page ad costs $50, a half <text:s/>page costs $30 and a quarter page costs $20. </text:p>
        </text:list-item>
      </text:list>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2$Build-9483</meta:generator>
    <dc:date>2010-10-05T10:34:10</dc:date>
    <dc:creator>Karthikeyan K</dc:creator>
    <meta:editing-duration>PT00H03M36S</meta:editing-duration>
    <meta:editing-cycles>7</meta:editing-cycles>
    <meta:document-statistic meta:table-count="0" meta:image-count="1" meta:object-count="0" meta:page-count="2" meta:paragraph-count="17" meta:word-count="396" meta:character-count="2185"/>
  </office:meta>
</office:document-meta>
</file>